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Total Cit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55">
            <text:p>455</text:p>
          </table:table-cell>
          <table:table-cell table:style-name="ce22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545">
            <text:p>545</text:p>
          </table:table-cell>
          <table:table-cell table:style-name="ce22" office:value-type="float" office:value="119">
            <text:p>119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989">
            <text:p>989</text:p>
          </table:table-cell>
          <table:table-cell table:style-name="ce22" office:value-type="float" office:value="319">
            <text:p>319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169">
            <text:p>2169</text:p>
          </table:table-cell>
          <table:table-cell table:style-name="ce22" office:value-type="float" office:value="323">
            <text:p>32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6146">
            <text:p>16146</text:p>
          </table:table-cell>
          <table:table-cell table:style-name="ce22" office:value-type="float" office:value="2345">
            <text:p>234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82">
            <text:p>82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367">
            <text:p>1367</text:p>
          </table:table-cell>
          <table:table-cell table:style-name="ce22" office:value-type="float" office:value="471">
            <text:p>47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7744">
            <text:p>7744</text:p>
          </table:table-cell>
          <table:table-cell table:style-name="ce22" office:value-type="float" office:value="2175">
            <text:p>217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76">
            <text:p>376</text:p>
          </table:table-cell>
          <table:table-cell table:style-name="ce22" office:value-type="float" office:value="156">
            <text:p>156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989">
            <text:p>989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582">
            <text:p>1582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681">
            <text:p>681</text:p>
          </table:table-cell>
          <table:table-cell table:style-name="ce22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40">
            <text:p>440</text:p>
          </table:table-cell>
          <table:table-cell table:style-name="ce22" office:value-type="float" office:value="70">
            <text:p>7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421">
            <text:p>1421</text:p>
          </table:table-cell>
          <table:table-cell table:style-name="ce22" office:value-type="float" office:value="619">
            <text:p>619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6315">
            <text:p>16315</text:p>
          </table:table-cell>
          <table:table-cell table:style-name="ce22" office:value-type="float" office:value="1308">
            <text:p>1308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654">
            <text:p>65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809">
            <text:p>1809</text:p>
          </table:table-cell>
          <table:table-cell table:style-name="ce22" office:value-type="float" office:value="330">
            <text:p>33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54081">
            <text:p>54081</text:p>
          </table:table-cell>
          <table:table-cell table:style-name="ce22" office:value-type="float" office:value="8496">
            <text:p>849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131">
            <text:p>213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2107">
            <text:p>2107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3172">
            <text:p>3172</text:p>
          </table:table-cell>
          <table:table-cell table:style-name="ce22" office:value-type="float" office:value="850">
            <text:p>85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8222">
            <text:p>8222</text:p>
          </table:table-cell>
          <table:table-cell table:style-name="ce22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6157">
            <text:p>16157</text:p>
          </table:table-cell>
          <table:table-cell table:style-name="ce22" office:value-type="float" office:value="106">
            <text:p>106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007">
            <text:p>1007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4396">
            <text:p>4396</text:p>
          </table:table-cell>
          <table:table-cell table:style-name="ce22" office:value-type="float" office:value="769">
            <text:p>769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49">
            <text:p>2249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491">
            <text:p>5491</text:p>
          </table:table-cell>
          <table:table-cell table:style-name="ce22" office:value-type="float" office:value="801">
            <text:p>80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8414">
            <text:p>48414</text:p>
          </table:table-cell>
          <table:table-cell table:style-name="ce22" office:value-type="float" office:value="3861">
            <text:p>386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89176">
            <text:p>89176</text:p>
          </table:table-cell>
          <table:table-cell table:style-name="ce22" office:value-type="float" office:value="10799">
            <text:p>1079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43257">
            <text:p>143257</text:p>
          </table:table-cell>
          <table:table-cell table:style-name="ce22" office:value-type="float" office:value="19295">
            <text:p>1929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